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FF000003FF7720551E59343783.png" manifest:media-type="image/png"/>
  <manifest:file-entry manifest:full-path="Pictures/100000000000051400000514D273DCADFEC591B5.png" manifest:media-type="image/png"/>
  <manifest:file-entry manifest:full-path="Pictures/10000201000003FF000003FFD70473363006A71C.png" manifest:media-type="image/png"/>
  <manifest:file-entry manifest:full-path="Pictures/100000000000023F00000144718AD32F99DB54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JALMAR OCH HÅKANS SPEL</text:p>
          </draw:text-box>
        </draw:frame>
        <draw:frame draw:style-name="gr1" draw:text-style-name="P1" draw:layer="layout" svg:width="8.129cm" svg:height="8.129cm" svg:x="2.031cm" svg:y="5.715cm">
          <draw:image xlink:href="Pictures/10000201000003FF000003FF7720551E59343783.png" xlink:type="simple" xlink:show="embed" xlink:actuate="onLoad" draw:mime-type="image/png">
            <text:p/>
          </draw:image>
        </draw:frame>
        <draw:frame draw:style-name="gr1" draw:text-style-name="P1" draw:layer="layout" svg:width="8.255cm" svg:height="8.255cm" svg:x="17.145cm" svg:y="5.715cm">
          <draw:image xlink:href="Pictures/10000201000003FF000003FFD70473363006A71C.png" xlink:type="simple" xlink:show="embed" xlink:actuate="onLoad" draw:mime-type="image/png">
            <text:p/>
          </draw:image>
        </draw:frame>
        <draw:frame draw:style-name="gr2" draw:text-style-name="P2" draw:layer="layout" svg:width="6.35cm" svg:height="1.27cm" svg:x="3.81cm" svg:y="4.445cm">
          <draw:text-box>
            <text:p>Spelet kommer</text:p>
          </draw:text-box>
        </draw:frame>
        <draw:frame draw:style-name="gr2" draw:text-style-name="P2" draw:layer="layout" svg:width="6.35cm" svg:height="1.27cm" svg:x="18.415cm" svg:y="4.445cm">
          <draw:text-box>
            <text:p>Taurus Labyrint</text:p>
          </draw:text-box>
        </draw:frame>
        <draw:frame draw:style-name="gr1" draw:text-style-name="P1" draw:layer="layout" svg:width="5.709cm" svg:height="3.218cm" draw:transform="rotate (-0.00174532925199447) translate (10.801cm 3.84cm)">
          <draw:image xlink:href="Pictures/100000000000023F00000144718AD32F99DB54F6.png" xlink:type="simple" xlink:show="embed" xlink:actuate="onLoad" draw:mime-type="image/png">
            <text:p/>
          </draw:image>
        </draw:frame>
        <draw:frame draw:style-name="gr1" draw:text-style-name="P1" draw:layer="layout" svg:width="5.78cm" svg:height="5.78cm" draw:transform="skewX (-0.000174532925199433) rotate (0.00296705972839036) translate (10.795cm 7.637cm)">
          <draw:image xlink:href="Pictures/100000000000051400000514D273DCADFEC591B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3T09:47:27.288000000</meta:creation-date>
    <meta:print-date>2022-07-23T09:56:18.194000000</meta:print-date>
    <dc:date>2022-07-23T11:50:33.041000000</dc:date>
    <meta:editing-duration>PT1H52M55S</meta:editing-duration>
    <meta:editing-cycles>1</meta:editing-cycles>
    <meta:document-statistic meta:object-count="30"/>
    <meta:generator>LibreOffice/7.1.2.2$Windows_X86_64 LibreOffice_project/8a45595d069ef5570103caea1b71cc9d82b2aae4</meta:generator>
  </office:meta>
</office:document-meta>
</file>